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style:font-name="Arial Black" officeooo:paragraph-rsid="001ad49e"/>
    </style:style>
    <style:style style:name="P2" style:family="paragraph" style:parent-style-name="Text_20_body">
      <style:paragraph-properties fo:text-align="center" style:justify-single-word="false"/>
      <style:text-properties style:font-name="Arial Black" fo:font-size="24pt" officeooo:rsid="001ad49e" officeooo:paragraph-rsid="001ad49e" style:font-size-asian="24pt" style:font-size-complex="24pt"/>
    </style:style>
    <style:style style:name="P3" style:family="paragraph" style:parent-style-name="Text_20_body">
      <style:text-properties style:font-name="Arial Black" officeooo:paragraph-rsid="0026a307"/>
    </style:style>
    <style:style style:name="P4" style:family="paragraph" style:parent-style-name="Text_20_body">
      <style:text-properties style:font-name="Arial Black" fo:font-size="16pt" officeooo:rsid="001ad49e" officeooo:paragraph-rsid="0026a307" style:font-size-asian="16pt" style:font-size-complex="16pt"/>
    </style:style>
    <style:style style:name="P5" style:family="paragraph" style:parent-style-name="Text_20_body">
      <style:text-properties style:font-name="Arial Black" fo:font-size="16pt" officeooo:rsid="0026a307" officeooo:paragraph-rsid="0026a307" style:font-size-asian="16pt" style:font-size-complex="16pt"/>
    </style:style>
    <style:style style:name="P6" style:family="paragraph" style:parent-style-name="Text_20_body">
      <style:text-properties style:font-name="Arial Black" fo:font-size="12pt" officeooo:paragraph-rsid="001e80d9" style:font-size-asian="12pt" style:font-size-complex="12pt"/>
    </style:style>
    <style:style style:name="P7" style:family="paragraph" style:parent-style-name="Text_20_body">
      <style:text-properties style:font-name="Arial Black" officeooo:rsid="0026a307" officeooo:paragraph-rsid="0026a307"/>
    </style:style>
    <style:style style:name="P8" style:family="paragraph" style:parent-style-name="Text_20_body">
      <style:text-properties style:font-name="Arial Black" officeooo:paragraph-rsid="001ad49e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1ad49e" style:font-size-asian="16pt" style:font-size-complex="16pt"/>
    </style:style>
    <style:style style:name="T3" style:family="text">
      <style:text-properties fo:font-size="16pt" officeooo:rsid="0026a307" style:font-size-asian="16pt" style:font-size-complex="16pt"/>
    </style:style>
    <style:style style:name="T4" style:family="text">
      <style:text-properties officeooo:rsid="001c2979"/>
    </style:style>
    <style:style style:name="T5" style:family="text">
      <style:text-properties officeooo:rsid="001cd856"/>
    </style:style>
    <style:style style:name="T6" style:family="text">
      <style:text-properties officeooo:rsid="00204e36"/>
    </style:style>
    <style:style style:name="T7" style:family="text">
      <style:text-properties officeooo:rsid="0026a30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ZÁMEČEK 201<text:span text:style-name="T7">8</text:span></text:p>
      <text:p text:style-name="P1"><text:span text:style-name="T1"/></text:p>
      <text:p text:style-name="P1"><text:span text:style-name="T1">HLAVNÍ S</text:span><text:span text:style-name="T2">CÉNA – </text:span><text:span text:style-name="T3">POD STROMY</text:span></text:p>
      <text:p text:style-name="P3">12:<text:span text:style-name="T5">0</text:span>0<text:tab/><text:span text:style-name="T7">Taneční vystoupení ZŠ roztoky </text:span><text:line-break/>1<text:span text:style-name="T7">3</text:span>:00<text:tab/><text:span text:style-name="T7">Swingující marionety</text:span><text:line-break/>1<text:span text:style-name="T7">4</text:span>:<text:span text:style-name="T5">15</text:span><text:tab/><text:span text:style-name="T7">Second Band</text:span><text:line-break/><text:span text:style-name="T7">15</text:span>:<text:span text:style-name="T7">45</text:span><text:tab/><text:span text:style-name="T7">Callhouse Theory Trio + Voices <text:line-break/>17:30<text:tab/>Nedloubej se v nose</text:span><text:line-break/>1<text:span text:style-name="T7">9</text:span>:<text:span text:style-name="T7">0</text:span>0<text:tab/><text:span text:style-name="T7">Timudej</text:span><text:line-break/><text:span text:style-name="T7">21</text:span>:00<text:tab/><text:span text:style-name="T7">Romba</text:span><text:line-break/><text:span text:style-name="T7">22</text:span>:30<text:tab/><text:span text:style-name="T7">Mikkim &amp; Dave Trumpeteer</text:span></text:p>
      <text:p text:style-name="P4"/>
      <text:p text:style-name="P4">D<text:span text:style-name="T7">RUHÁ SCÉNA </text:span>–<text:span text:style-name="T7"> TVRZ</text:span></text:p>
      <text:p text:style-name="P3">1<text:span text:style-name="T7">3</text:span>:<text:span text:style-name="T7">5</text:span>0<text:tab/><text:span text:style-name="T7">Roztocký komorní orchestr</text:span><text:line-break/>1<text:span text:style-name="T7">5</text:span>:<text:span text:style-name="T7">15</text:span><text:tab/><text:span text:style-name="T7">Divadlo Kvítko<text:line-break/>16:45<text:tab/>Divadlo Fígl</text:span></text:p>
      <text:p text:style-name="P5"/>
      <text:p text:style-name="P5">VODNÍ PŘÍKOP</text:p>
      <text:p text:style-name="P6">1<text:span text:style-name="T7">6</text:span>:<text:span text:style-name="T7">00</text:span><text:tab/>Taekwondo<text:line-break/><text:span text:style-name="T7">20:30<text:tab/>Jóga smíchu</text:span></text:p>
      <text:p text:style-name="P5"/>
      <text:p text:style-name="P5">DOPROVODNÝ PROGRAM</text:p>
      <text:p text:style-name="P7">adrenalin park, slackline, workshop animace, deskové hry, výtvarná dílna, dobrovolní hasiči, šermíři, šachový workshop, pletení košíků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Arial Black" svg:font-family="'Arial Black'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22:46:46.643000000</meta:creation-date>
    <dc:date>2018-06-01T22:12:44.526000000</dc:date>
    <meta:editing-duration>PT1H5M5S</meta:editing-duration>
    <meta:editing-cycles>8</meta:editing-cycles>
    <meta:generator>LibreOffice/5.0.4.2$Windows_X86_64 LibreOffice_project/2b9802c1994aa0b7dc6079e128979269cf95bc78</meta:generator>
    <meta:document-statistic meta:table-count="0" meta:image-count="0" meta:object-count="0" meta:page-count="1" meta:paragraph-count="9" meta:word-count="75" meta:character-count="525" meta:non-whitespace-character-count="455"/>
  </office:meta>
</office:document-meta>
</file>